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size="12pt" style:font-size-asian="12pt" style:font-size-complex="12pt"/>
    </style:style>
    <style:style style:name="P2" style:family="paragraph" style:parent-style-name="Normal" style:master-page-name="MP0">
      <style:paragraph-properties fo:text-align="center" style:justify-single-word="false" style:page-number="auto" fo:break-before="page"/>
      <style:text-properties fo:font-size="16pt" style:font-size-asian="16pt" style:font-size-complex="16pt"/>
    </style:style>
    <style:style style:name="T1" style:family="text">
      <style:text-properties officeooo:rsid="000667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individuel de séance n°3</text:p>
      <text:p text:style-name="P1"/>
      <text:p text:style-name="P1">Objectif : continuer de concevoir le code et les branchements de l’énigme n°2</text:p>
      <text:p text:style-name="P1">Chose faites :</text:p>
      <text:p text:style-name="P1">-vérification du fonctionnement des leds.</text:p>
      <text:p text:style-name="P1">-apprendre le fonctionnement des matrices.</text:p>
      <text:p text:style-name="P1">-Petite modification du code pour l’énigme 2 (ne fonctionne pas actuellement), il sera plus facile de tester avec un support physique. <text:span text:style-name="T1">Code trouvable dans le répertoire code_énigme_2_Mathys.</text:span></text:p>
      <text:p text:style-name="P1">-voir pour la confection du jeu de taquin.</text:p>
      <text:p text:style-name="P1">-découverte du logiciel inkscape.</text:p>
      <text:p text:style-name="P1">-tentative de création du jeu de taquin (ancienne tentative sur inkshape, nom du fichier dessin).</text:p>
      <text:p text:style-name="P1">-prendre un jeu de taquin sur internet dans lequel on introduira les capteurs.</text:p>
      <text:p text:style-name="P1">-lien du jeu de taquin :</text:p>
      <text:p text:style-name="P1">https://www.amazon.fr/TaquiWood-Puzle-Tree-puzle-Beech/dp/B0CMG4M33V/ref=sr_1_10?__mk_fr_FR=%C3%85M%C3%85%C5%BD%C3%95%C3%91&amp;crid=24C5OPGVJ3IWH&amp;keywords=jeu%2Bde%2Btaquin%2Ben%2Bbois&amp;qid=1705070503&amp;sprefix=jeu%2Bde%2Btaquin%2Ben%2Bbois%2Caps%2C160&amp;sr=8-10&amp;th=1</text:p>
      <text:p text:style-name="P1">-test du temps pour résoudre un taquin 3X3 et 4X4 pour voir la difficulté (le but est de résoudre la boîte en moins de 20minutes).</text:p>
      <text:p text:style-name="P1">-Temps de résolution d’un jeu de taquin 3X3 :</text:p>
      <text:p text:style-name="P1">Mathys (32 secondes)</text:p>
      <text:p text:style-name="P1">Tahitoa (1minutes 40secondes)</text:p>
      <text:p text:style-name="P1">Quentin (1 minutes 22 secondes)</text:p>
      <text:p text:style-name="P1">Temps de résolution d’un jeu de taquin 4X4 :</text:p>
      <text:p text:style-name="P1">Quentin(1 minutes 50 secondes)</text:p>
      <text:p text:style-name="P1">Tahitoa(4 minutes 38 secondes)</text:p>
      <text:p text:style-name="P1">Mathys(3 minutes 49 secondes)</text:p>
      <text:p text:style-name="P1">-J’hésite toujours mais l’utilisation d’un jeu de taquin 4X4 n’est pas à retirer.</text:p>
      <text:p text:style-name="P1">A faire la prochaine fois :</text:p>
      <text:p text:style-name="P1"><text:soft-page-break/>En attendant de recevoir le jeu de taquin il faut que je me penche sur la 3ème énigme et sur l’agencement de la boîte.</text:p>
      <text:p text:style-name="P1">Je devrais aussi faire plus de test pour le temps moyen de résolution du jeu de taquin en 3X3 et 4X4.</text:p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title/>
    <dc:description/>
    <dc:subject/>
    <meta:initial-creator>mathys macri</meta:initial-creator>
    <meta:creation-date>2024-01-12T12:57:00Z</meta:creation-date>
    <dc:date>2024-01-13T19:54:13.761000000</dc:date>
    <meta:editing-cycles>5</meta:editing-cycles>
    <meta:editing-duration>PT1H2M47S</meta:editing-duration>
    <meta:document-statistic meta:table-count="0" meta:image-count="0" meta:object-count="0" meta:page-count="2" meta:paragraph-count="25" meta:word-count="235" meta:character-count="1644" meta:non-whitespace-character-count="1434"/>
    <meta:template xlink:type="simple" xlink:actuate="onRequest" xlink:title="" xlink:href="Normal.dotm"/>
  </office:meta>
</office:document-meta>
</file>